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504" officeooo:paragraph-rsid="000e4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tor model</text:p>
      <text:p text:style-name="P1">needs </text:p>
      <text:p text:style-name="P1"/>
      <text:p text:style-name="P1">id</text:p>
      <text:p text:style-name="P1">name</text:p>
      <text:p text:style-name="P1">lastName</text:p>
      <text:p text:style-name="P1">practice </text:p>
      <text:p text:style-name="P1">email</text:p>
      <text:p text:style-name="P1">paswo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5:51:33.128000000</meta:creation-date>
    <dc:date>2022-08-21T15:53:13.990000000</dc:date>
    <meta:editing-duration>PT1M41S</meta:editing-duration>
    <meta:editing-cycles>1</meta:editing-cycles>
    <meta:document-statistic meta:table-count="0" meta:image-count="0" meta:object-count="0" meta:page-count="1" meta:paragraph-count="8" meta:word-count="9" meta:character-count="53" meta:non-whitespace-character-count="50"/>
    <meta:generator>LibreOffice/7.3.4.2$Windows_X86_64 LibreOffice_project/728fec16bd5f605073805c3c9e7c4212a0120dc5</meta:generator>
  </office:meta>
</office:document-meta>
</file>